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ooc:=[.N65]" office:value-type="string" office:string-value="GeographyId">
            <text:p>GeographyId</text:p>
          </table:table-cell>
          <table:table-cell table:style-name="ce4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44','','','','');">
            <text:p>insert into Info values ('DBVersion','40044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6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7af39c74ac6d9e68a4323440385cc1ff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8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0">10/10/2009</text:date>, <text:time>14:28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10-10T14:28:00</dc:date>
    <meta:print-date>2009-08-05T19:09:57</meta:print-date>
    <meta:editing-cycles>390</meta:editing-cycles>
    <meta:editing-duration>P3DT19H24M1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04"/>
  </office:meta>
</office:document-meta>
</file>